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solid" svg:stroke-color="#000000" draw:fill="solid" draw:fill-color="#e6e6ff" draw:textarea-horizontal-align="justify" draw:textarea-vertical-align="middle" draw:auto-grow-height="false" fo:min-height="0cm"/>
    </style:style>
    <style:style style:name="gr3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5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6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7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8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9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10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svg:stroke-color="#000000" draw:marker-end="Arrowheads_20_2" draw:marker-end-width="0.152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000000" draw:marker-end="Arrowheads_20_2" draw:marker-end-width="0.152cm" draw:textarea-horizontal-align="center" draw:textarea-vertical-align="middle"/>
    </style:style>
    <style:style style:name="gr13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color="#000000" draw:fill="solid" draw:fill-color="#ffffff" draw:textarea-vertical-align="middle" draw:auto-grow-height="false" fo:min-height="0.749cm" fo:min-width="0.499cm" style:protect="size"/>
    </style:style>
    <style:style style:name="gr15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6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gr17" style:family="graphic" style:parent-style-name="standard">
      <style:graphic-properties draw:stroke="solid" svg:stroke-color="#000000" draw:marker-end="Arrowheads_20_2" draw:marker-end-width="0.152cm" draw:textarea-horizontal-align="center" draw:textarea-vertical-align="middle"/>
    </style:style>
    <style:style style:name="gr18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19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family-generic="modern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style:style style:name="T6" style:family="text">
      <style:text-properties style:text-position="sub 58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346cm" svg:height="6.36cm" svg:x="3.754cm" svg:y="0.206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447cm" svg:y="0.206cm">
          <text:p text:style-name="P1"><text:span text:style-name="T1">epilog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314cm" svg:height="6.354cm" svg:x="1.072cm" svg:y="0.206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5789.492430988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4.598cm" svg:y="2.398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82cm" svg:height="1.101cm" svg:x="3cm" svg:y="6.756cm">
          <text:p text:style-name="P1"><text:span text:style-name="T2">Interim stack</text:span></text:p>
          <draw:enhanced-geometry svg:viewBox="0 0 21600 21600" draw:text-areas="800 800 20800 20800" draw:type="round-rectangular-callout" draw:modifiers="24795.7219251337 -20717.9673321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0.887cm" svg:height="3.303cm" svg:x="9.388cm" svg:y="2.399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82cm" svg:height="1.101cm" svg:x="7.79cm" svg:y="6.757cm">
          <text:p text:style-name="P1"><text:span text:style-name="T2">Interim stack</text:span></text:p>
          <draw:enhanced-geometry svg:viewBox="0 0 21600 21600" draw:text-areas="800 800 20800 20800" draw:type="round-rectangular-callout" draw:modifiers="24795.7219251337 -20717.9673321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0.756cm" svg:height="0.399cm" svg:x="-0.068cm" svg:y="5.896cm">
          <draw:text-box>
            <text:p text:style-name="P5"><text:span text:style-name="T3"><text:s/></text:span><text:span text:style-name="T3">w </text:span></text:p>
          </draw:text-box>
        </draw:frame>
        <draw:frame draw:style-name="gr5" draw:text-style-name="P6" draw:layer="layout" svg:width="0.761cm" svg:height="0.502cm" svg:x="-0.068cm" svg:y="5.106cm">
          <draw:text-box>
            <text:p text:style-name="P5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6" draw:text-style-name="P6" draw:layer="layout" svg:width="1.061cm" svg:height="0.399cm" svg:x="-0.068cm" svg:y="2.012cm">
          <draw:text-box>
            <text:p text:style-name="P5"><text:span text:style-name="T3"><text:s/></text:span><text:span text:style-name="T3">pop </text:span></text:p>
          </draw:text-box>
        </draw:frame>
        <draw:frame draw:style-name="gr7" draw:text-style-name="P6" draw:layer="layout" svg:width="0.761cm" svg:height="0.502cm" svg:x="-0.068cm" svg:y="4.165cm">
          <draw:text-box>
            <text:p text:style-name="P5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8" draw:text-style-name="P6" draw:layer="layout" svg:width="0.761cm" svg:height="0.502cm" svg:x="-0.068cm" svg:y="3.25cm">
          <draw:text-box>
            <text:p text:style-name="P5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9" draw:text-style-name="P6" draw:layer="layout" svg:width="0.761cm" svg:height="0.502cm" svg:x="-0.068cm" svg:y="2.634cm">
          <draw:text-box>
            <text:p text:style-name="P5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10" draw:text-style-name="P3" draw:layer="layout" draw:type="curve" svg:x1="2.043cm" svg:y1="5.486cm" svg:x2="2.043cm" svg:y2="5.922cm" draw:start-shape="id1" draw:start-glue-point="8" draw:end-shape="id2" draw:end-glue-point="4">
          <text:p text:style-name="P5"/>
        </draw:connector>
        <draw:connector draw:style-name="gr11" draw:text-style-name="P3" draw:layer="layout" draw:type="line" svg:x1="2.178cm" svg:y1="2.688cm" svg:x2="4.135cm" svg:y2="2.345cm" draw:start-shape="id3" draw:start-glue-point="11" draw:end-shape="id4" draw:end-glue-point="7">
          <text:p text:style-name="P5"/>
        </draw:connector>
        <draw:connector draw:style-name="gr11" draw:text-style-name="P3" draw:layer="layout" draw:type="line" svg:x1="2.178cm" svg:y1="3.304cm" svg:x2="4.135cm" svg:y2="2.345cm" draw:start-shape="id5" draw:start-glue-point="11" draw:end-shape="id4" draw:end-glue-point="7">
          <text:p text:style-name="P5"/>
        </draw:connector>
        <draw:connector draw:style-name="gr11" draw:text-style-name="P3" draw:layer="layout" draw:type="line" svg:x1="2.178cm" svg:y1="4.219cm" svg:x2="4.135cm" svg:y2="2.345cm" draw:start-shape="id6" draw:start-glue-point="11" draw:end-shape="id4" draw:end-glue-point="7">
          <text:p text:style-name="P5"/>
        </draw:connector>
        <draw:connector draw:style-name="gr11" draw:text-style-name="P3" draw:layer="layout" draw:type="line" svg:x1="2.178cm" svg:y1="5.16cm" svg:x2="4.135cm" svg:y2="2.345cm" draw:start-shape="id1" draw:start-glue-point="11" draw:end-shape="id4" draw:end-glue-point="7">
          <text:p text:style-name="P5"/>
        </draw:connector>
        <draw:connector draw:style-name="gr12" draw:text-style-name="P3" draw:layer="layout" draw:type="line" svg:x1="2.234cm" svg:y1="2.823cm" svg:x2="4.855cm" svg:y2="2.823cm" draw:start-shape="id3" draw:start-glue-point="10" draw:end-shape="id7" draw:end-glue-point="6">
          <text:p text:style-name="P5"/>
        </draw:connector>
        <draw:connector draw:style-name="gr12" draw:text-style-name="P3" draw:layer="layout" draw:type="line" svg:x1="2.234cm" svg:y1="3.439cm" svg:x2="4.855cm" svg:y2="4.354cm" draw:start-shape="id5" draw:start-glue-point="10" draw:end-shape="id8" draw:end-glue-point="6">
          <text:p text:style-name="P5"/>
        </draw:connector>
        <draw:connector draw:style-name="gr12" draw:text-style-name="P3" draw:layer="layout" draw:type="line" svg:x1="2.234cm" svg:y1="4.344cm" svg:x2="4.855cm" svg:y2="5.285cm">
          <text:p text:style-name="P5"/>
        </draw:connector>
        <draw:connector draw:style-name="gr12" draw:text-style-name="P3" draw:layer="layout" draw:type="line" svg:x1="2.234cm" svg:y1="3.44cm" svg:x2="4.855cm" svg:y2="5.295cm" draw:start-shape="id5" draw:end-shape="id9" draw:end-glue-point="6">
          <text:p text:style-name="P5"/>
        </draw:connector>
        <draw:connector draw:style-name="gr12" draw:text-style-name="P3" draw:layer="layout" draw:type="line" svg:x1="2.234cm" svg:y1="2.823cm" svg:x2="4.855cm" svg:y2="5.295cm" draw:start-shape="id3" draw:start-glue-point="10" draw:end-shape="id9" draw:end-glue-point="6">
          <text:p text:style-name="P5"/>
        </draw:connector>
        <draw:connector draw:style-name="gr12" draw:text-style-name="P3" draw:layer="layout" draw:type="line" svg:x1="4.405cm" svg:y1="2.345cm" svg:x2="4.909cm" svg:y2="4.219cm" draw:start-shape="id4" draw:start-glue-point="9" draw:end-shape="id8" draw:end-glue-point="5">
          <text:p text:style-name="P5"/>
        </draw:connector>
        <draw:connector draw:style-name="gr12" draw:text-style-name="P3" draw:layer="layout" draw:type="line" svg:x1="2.234cm" svg:y1="2.823cm" svg:x2="4.855cm" svg:y2="4.354cm" draw:start-shape="id3" draw:start-glue-point="10" draw:end-shape="id8" draw:end-glue-point="6">
          <text:p text:style-name="P5"/>
        </draw:connector>
        <draw:connector draw:style-name="gr12" draw:text-style-name="P3" draw:layer="layout" draw:type="line" svg:x1="4.405cm" svg:y1="2.345cm" svg:x2="4.909cm" svg:y2="3.304cm" draw:start-shape="id4" draw:start-glue-point="9" draw:end-shape="id10" draw:end-glue-point="5">
          <text:p text:style-name="P5"/>
        </draw:connector>
        <draw:connector draw:style-name="gr12" draw:text-style-name="P3" draw:layer="layout" draw:type="line" svg:x1="2.234cm" svg:y1="3.439cm" svg:x2="4.855cm" svg:y2="3.439cm" draw:start-shape="id5" draw:start-glue-point="10" draw:end-shape="id10" draw:end-glue-point="6">
          <text:p text:style-name="P5"/>
        </draw:connector>
        <draw:connector draw:style-name="gr12" draw:text-style-name="P3" draw:layer="layout" draw:type="line" svg:x1="2.234cm" svg:y1="4.354cm" svg:x2="4.855cm" svg:y2="4.354cm" draw:start-shape="id6" draw:start-glue-point="10" draw:end-shape="id8" draw:end-glue-point="6">
          <text:p text:style-name="P5"/>
        </draw:connector>
        <draw:connector draw:style-name="gr12" draw:text-style-name="P3" draw:layer="layout" draw:type="line" svg:x1="2.234cm" svg:y1="5.295cm" svg:x2="4.855cm" svg:y2="5.296cm" draw:start-shape="id1" draw:start-glue-point="10" draw:end-shape="id9">
          <text:p text:style-name="P5"/>
        </draw:connector>
        <draw:frame draw:style-name="gr13" draw:text-style-name="P7" draw:layer="layout" svg:width="0.337cm" svg:height="0.502cm" svg:x="1.957cm" svg:y="6.826cm">
          <draw:text-box>
            <text:p text:style-name="P5"><text:span text:style-name="T5">w</text:span><text:span text:style-name="T6">1</text:span></text:p>
          </draw:text-box>
        </draw:frame>
        <draw:frame draw:style-name="gr13" draw:text-style-name="P8" draw:layer="layout" svg:width="0.337cm" svg:height="0.502cm" svg:x="11.247cm" svg:y="6.826cm">
          <draw:text-box>
            <text:p text:style-name="P5"><text:span text:style-name="T5">w</text:span><text:span text:style-name="T6">T</text:span></text:p>
          </draw:text-box>
        </draw:frame>
        <draw:frame draw:style-name="gr13" draw:text-style-name="P7" draw:layer="layout" svg:width="1.975cm" svg:height="0.502cm" svg:x="5.307cm" svg:y="6.826cm">
          <draw:text-box>
            <text:p text:style-name="P5"><text:span text:style-name="T5">w</text:span><text:span text:style-name="T6">2</text:span><text:span text:style-name="T5">,...,w</text:span><text:span text:style-name="T6">T-1</text:span></text:p>
          </draw:text-box>
        </draw:frame>
        <draw:connector draw:style-name="gr12" draw:text-style-name="P3" draw:layer="layout" draw:type="line" svg:x1="4.405cm" svg:y1="2.345cm" svg:x2="4.909cm" svg:y2="2.688cm" draw:start-shape="id4" draw:start-glue-point="9" draw:end-shape="id7" draw:end-glue-point="5">
          <text:p text:style-name="P5"/>
        </draw:connector>
        <draw:custom-shape draw:style-name="gr14" draw:text-style-name="P3" draw:id="id1" draw:layer="layout" svg:width="0.38cm" svg:height="0.38cm" svg:x="1.854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6" draw:layer="layout" svg:width="0.38cm" svg:height="0.38cm" svg:x="1.854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" draw:layer="layout" svg:width="0.38cm" svg:height="0.38cm" svg:x="1.854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3" draw:layer="layout" svg:width="0.38cm" svg:height="0.38cm" svg:x="1.854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" draw:layer="layout" svg:width="0.38cm" svg:height="0.38cm" svg:x="1.854cm" svg:y="5.9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4" draw:layer="layout" svg:width="0.38cm" svg:height="0.38cm" svg:x="4.081cm" svg:y="2.0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9" draw:layer="layout" svg:width="0.38cm" svg:height="0.38cm" svg:x="4.855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8" draw:layer="layout" svg:width="0.38cm" svg:height="0.38cm" svg:x="4.855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0" draw:layer="layout" svg:width="0.38cm" svg:height="0.38cm" svg:x="4.855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" draw:layer="layout" svg:width="0.38cm" svg:height="0.38cm" svg:x="4.855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3" draw:layer="layout" draw:type="line" svg:x1="6.736cm" svg:y1="2.823cm" svg:x2="9.655cm" svg:y2="2.823cm" draw:start-shape="id11" draw:start-glue-point="10" draw:end-shape="id12" draw:end-glue-point="6">
          <text:p text:style-name="P5"/>
        </draw:connector>
        <draw:connector draw:style-name="gr12" draw:text-style-name="P3" draw:layer="layout" draw:type="line" svg:x1="6.736cm" svg:y1="3.439cm" svg:x2="9.655cm" svg:y2="4.354cm" draw:start-shape="id13" draw:start-glue-point="10" draw:end-shape="id14" draw:end-glue-point="6">
          <text:p text:style-name="P5"/>
        </draw:connector>
        <draw:connector draw:style-name="gr12" draw:text-style-name="P3" draw:layer="layout" draw:type="line" svg:x1="6.736cm" svg:y1="4.344cm" svg:x2="9.655cm" svg:y2="5.285cm">
          <text:p text:style-name="P5"/>
        </draw:connector>
        <draw:connector draw:style-name="gr12" draw:text-style-name="P3" draw:layer="layout" draw:type="line" svg:x1="6.736cm" svg:y1="4.354cm" svg:x2="9.655cm" svg:y2="4.354cm" draw:start-shape="id15" draw:start-glue-point="10" draw:end-shape="id14" draw:end-glue-point="6">
          <text:p text:style-name="P5"/>
        </draw:connector>
        <draw:connector draw:style-name="gr12" draw:text-style-name="P3" draw:layer="layout" draw:type="line" svg:x1="6.736cm" svg:y1="3.429cm" svg:x2="9.655cm" svg:y2="5.285cm">
          <text:p text:style-name="P5"/>
        </draw:connector>
        <draw:connector draw:style-name="gr12" draw:text-style-name="P3" draw:layer="layout" draw:type="line" svg:x1="6.736cm" svg:y1="2.823cm" svg:x2="9.655cm" svg:y2="3.439cm" draw:start-shape="id11" draw:start-glue-point="10" draw:end-shape="id16" draw:end-glue-point="6">
          <text:p text:style-name="P5"/>
        </draw:connector>
        <draw:connector draw:style-name="gr12" draw:text-style-name="P3" draw:layer="layout" draw:type="line" svg:x1="6.736cm" svg:y1="5.285cm" svg:x2="9.655cm" svg:y2="5.285cm">
          <text:p text:style-name="P5"/>
        </draw:connector>
        <draw:connector draw:style-name="gr11" draw:text-style-name="P3" draw:layer="layout" draw:type="line" svg:x1="6.68cm" svg:y1="2.678cm" svg:x2="8.935cm" svg:y2="2.335cm">
          <text:p text:style-name="P5"/>
        </draw:connector>
        <draw:connector draw:style-name="gr11" draw:text-style-name="P3" draw:layer="layout" draw:type="line" svg:x1="6.68cm" svg:y1="3.294cm" svg:x2="8.935cm" svg:y2="2.335cm">
          <text:p text:style-name="P5"/>
        </draw:connector>
        <draw:connector draw:style-name="gr11" draw:text-style-name="P3" draw:layer="layout" draw:type="line" svg:x1="6.68cm" svg:y1="4.209cm" svg:x2="8.935cm" svg:y2="2.335cm">
          <text:p text:style-name="P5"/>
        </draw:connector>
        <draw:connector draw:style-name="gr11" draw:text-style-name="P3" draw:layer="layout" draw:type="line" svg:x1="6.68cm" svg:y1="5.15cm" svg:x2="8.935cm" svg:y2="2.335cm">
          <text:p text:style-name="P5"/>
        </draw:connector>
        <draw:connector draw:style-name="gr10" draw:text-style-name="P3" draw:layer="layout" draw:type="curve" draw:line-skew="-0.27cm 0.355cm" svg:x1="2.234cm" svg:y1="4.354cm" svg:x2="2.043cm" svg:y2="5.922cm" draw:start-shape="id6" draw:start-glue-point="10" draw:end-shape="id2" draw:end-glue-point="4">
          <text:p text:style-name="P5"/>
        </draw:connector>
        <draw:connector draw:style-name="gr10" draw:text-style-name="P3" draw:layer="layout" draw:type="curve" draw:line-skew="-0.036cm 0.859cm" svg:x1="2.234cm" svg:y1="3.439cm" svg:x2="2.043cm" svg:y2="5.922cm" draw:start-shape="id5" draw:start-glue-point="10" draw:end-shape="id2" draw:end-glue-point="4">
          <text:p text:style-name="P5"/>
        </draw:connector>
        <draw:connector draw:style-name="gr16" draw:text-style-name="P3" draw:layer="layout" draw:type="curve" draw:line-skew="0.275cm 1.199cm" svg:x1="2.234cm" svg:y1="2.823cm" svg:x2="2.043cm" svg:y2="5.922cm" draw:start-shape="id3" draw:start-glue-point="10" draw:end-shape="id2" draw:end-glue-point="4">
          <text:p text:style-name="P5"/>
        </draw:connector>
        <draw:connector draw:style-name="gr17" draw:text-style-name="P3" draw:layer="layout" draw:type="curve" draw:line-skew="0.377cm 0.377cm" svg:x1="1.908cm" svg:y1="3.574cm" svg:x2="2.043cm" svg:y2="5.106cm" draw:start-shape="id5" draw:start-glue-point="7" draw:end-shape="id1" draw:end-glue-point="4">
          <text:p text:style-name="P5"/>
        </draw:connector>
        <draw:connector draw:style-name="gr17" draw:text-style-name="P3" draw:layer="layout" draw:type="curve" draw:line-skew="0.157cm 0.738cm" svg:x1="1.908cm" svg:y1="2.958cm" svg:x2="2.043cm" svg:y2="5.106cm" draw:start-shape="id3" draw:start-glue-point="7" draw:end-shape="id1" draw:end-glue-point="4">
          <text:p text:style-name="P5"/>
        </draw:connector>
        <draw:connector draw:style-name="gr17" draw:text-style-name="P3" draw:layer="layout" draw:type="curve" svg:x1="2.043cm" svg:y1="4.545cm" svg:x2="2.043cm" svg:y2="5.106cm" draw:start-shape="id6" draw:start-glue-point="8" draw:end-shape="id1" draw:end-glue-point="4">
          <text:p text:style-name="P5"/>
        </draw:connector>
        <draw:frame draw:style-name="gr18" draw:text-style-name="P6" draw:layer="layout" svg:width="1.272cm" svg:height="0.399cm" svg:x="-0.067cm" svg:y="0.912cm">
          <draw:text-box>
            <text:p text:style-name="P5"><text:span text:style-name="T3"><text:s/></text:span><text:span text:style-name="T3">push </text:span></text:p>
          </draw:text-box>
        </draw:frame>
        <draw:custom-shape draw:style-name="gr19" draw:text-style-name="P3" draw:id="id19" draw:layer="layout" svg:width="0.38cm" svg:height="0.38cm" svg:x="4.381cm" svg:y="0.9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3" draw:layer="layout" draw:type="line" svg:x1="6.68cm" svg:y1="2.688cm" svg:x2="9.235cm" svg:y2="1.245cm" draw:start-shape="id11" draw:start-glue-point="11" draw:end-shape="id17" draw:end-glue-point="7">
          <text:p text:style-name="P5"/>
        </draw:connector>
        <draw:connector draw:style-name="gr11" draw:text-style-name="P3" draw:layer="layout" draw:type="line" svg:x1="6.68cm" svg:y1="3.304cm" svg:x2="9.235cm" svg:y2="1.245cm" draw:start-shape="id13" draw:start-glue-point="11" draw:end-shape="id17" draw:end-glue-point="7">
          <text:p text:style-name="P5"/>
        </draw:connector>
        <draw:connector draw:style-name="gr11" draw:text-style-name="P3" draw:layer="layout" draw:type="line" svg:x1="6.68cm" svg:y1="4.219cm" svg:x2="9.235cm" svg:y2="1.245cm" draw:start-shape="id15" draw:start-glue-point="11" draw:end-shape="id17" draw:end-glue-point="7">
          <text:p text:style-name="P5"/>
        </draw:connector>
        <draw:connector draw:style-name="gr11" draw:text-style-name="P3" draw:layer="layout" draw:type="line" svg:x1="6.68cm" svg:y1="5.16cm" svg:x2="9.235cm" svg:y2="1.245cm" draw:start-shape="id18" draw:start-glue-point="11" draw:end-shape="id17" draw:end-glue-point="7">
          <text:p text:style-name="P5"/>
        </draw:connector>
        <draw:connector draw:style-name="gr11" draw:text-style-name="P3" draw:layer="layout" draw:type="line" svg:x1="2.178cm" svg:y1="5.16cm" svg:x2="4.435cm" svg:y2="1.245cm" draw:start-shape="id1" draw:start-glue-point="11" draw:end-shape="id19" draw:end-glue-point="7">
          <text:p text:style-name="P5"/>
        </draw:connector>
        <draw:connector draw:style-name="gr11" draw:text-style-name="P3" draw:layer="layout" draw:type="line" svg:x1="2.178cm" svg:y1="4.219cm" svg:x2="4.435cm" svg:y2="1.245cm" draw:start-shape="id6" draw:start-glue-point="11" draw:end-shape="id19" draw:end-glue-point="7">
          <text:p text:style-name="P5"/>
        </draw:connector>
        <draw:connector draw:style-name="gr11" draw:text-style-name="P3" draw:layer="layout" draw:type="line" svg:x1="2.178cm" svg:y1="3.304cm" svg:x2="4.435cm" svg:y2="1.245cm" draw:start-shape="id5" draw:start-glue-point="11" draw:end-shape="id19" draw:end-glue-point="7">
          <text:p text:style-name="P5"/>
        </draw:connector>
        <draw:connector draw:style-name="gr11" draw:text-style-name="P3" draw:layer="layout" draw:type="line" svg:x1="2.178cm" svg:y1="2.688cm" svg:x2="4.435cm" svg:y2="1.245cm" draw:start-shape="id3" draw:start-glue-point="11" draw:end-shape="id19" draw:end-glue-point="7">
          <text:p text:style-name="P5"/>
        </draw:connector>
        <draw:connector draw:style-name="gr10" draw:text-style-name="P3" draw:layer="layout" draw:type="curve" svg:x1="6.545cm" svg:y1="5.486cm" svg:x2="6.545cm" svg:y2="5.922cm" draw:start-shape="id18" draw:start-glue-point="8" draw:end-shape="id20" draw:end-glue-point="4">
          <text:p text:style-name="P5"/>
        </draw:connector>
        <draw:custom-shape draw:style-name="gr14" draw:text-style-name="P3" draw:id="id18" draw:layer="layout" svg:width="0.38cm" svg:height="0.38cm" svg:x="6.356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" draw:layer="layout" svg:width="0.38cm" svg:height="0.38cm" svg:x="6.356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3" draw:layer="layout" svg:width="0.38cm" svg:height="0.38cm" svg:x="6.356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" draw:layer="layout" svg:width="0.38cm" svg:height="0.38cm" svg:x="6.356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0" draw:layer="layout" svg:width="0.38cm" svg:height="0.38cm" svg:x="6.356cm" svg:y="5.9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7" draw:text-style-name="P3" draw:layer="layout" draw:type="curve" draw:line-skew="0.326cm 0.326cm" svg:x1="6.41cm" svg:y1="3.574cm" svg:x2="6.545cm" svg:y2="5.106cm" draw:start-shape="id13" draw:start-glue-point="7" draw:end-shape="id18" draw:end-glue-point="4">
          <text:p text:style-name="P5"/>
        </draw:connector>
        <draw:connector draw:style-name="gr17" draw:text-style-name="P3" draw:layer="layout" draw:type="curve" draw:line-skew="0.128cm 0.705cm" svg:x1="6.41cm" svg:y1="2.958cm" svg:x2="6.545cm" svg:y2="5.106cm" draw:start-shape="id11" draw:start-glue-point="7" draw:end-shape="id18" draw:end-glue-point="4">
          <text:p text:style-name="P5"/>
        </draw:connector>
        <draw:connector draw:style-name="gr17" draw:text-style-name="P3" draw:layer="layout" draw:type="curve" svg:x1="6.545cm" svg:y1="4.545cm" svg:x2="6.545cm" svg:y2="5.106cm" draw:start-shape="id15" draw:start-glue-point="8" draw:end-shape="id18" draw:end-glue-point="4">
          <text:p text:style-name="P5"/>
        </draw:connector>
        <draw:connector draw:style-name="gr10" draw:text-style-name="P3" draw:layer="layout" draw:type="curve" draw:line-skew="-0.215cm 0.358cm" svg:x1="6.736cm" svg:y1="4.354cm" svg:x2="6.545cm" svg:y2="5.922cm" draw:start-shape="id15" draw:start-glue-point="10" draw:end-shape="id20" draw:end-glue-point="4">
          <text:p text:style-name="P5"/>
        </draw:connector>
        <draw:connector draw:style-name="gr10" draw:text-style-name="P3" draw:layer="layout" draw:type="curve" draw:line-skew="0.012cm 0.858cm" svg:x1="6.736cm" svg:y1="3.439cm" svg:x2="6.545cm" svg:y2="5.922cm" draw:start-shape="id13" draw:start-glue-point="10" draw:end-shape="id20" draw:end-glue-point="4">
          <text:p text:style-name="P5"/>
        </draw:connector>
        <draw:connector draw:style-name="gr10" draw:text-style-name="P3" draw:layer="layout" draw:type="curve" draw:line-skew="0.17cm 1.215cm" svg:x1="6.736cm" svg:y1="2.823cm" svg:x2="6.545cm" svg:y2="5.922cm" draw:start-shape="id11" draw:start-glue-point="10" draw:end-shape="id20" draw:end-glue-point="4">
          <text:p text:style-name="P5"/>
        </draw:connector>
        <draw:connector draw:style-name="gr12" draw:text-style-name="P3" draw:layer="layout" draw:type="line" svg:x1="2.234cm" svg:y1="2.823cm" svg:x2="4.855cm" svg:y2="3.439cm" draw:start-shape="id3" draw:start-glue-point="10" draw:end-shape="id10" draw:end-glue-point="6">
          <text:p text:style-name="P5"/>
        </draw:connector>
        <draw:connector draw:style-name="gr12" draw:text-style-name="P3" draw:layer="layout" draw:type="line" svg:x1="4.405cm" svg:y1="2.345cm" svg:x2="4.909cm" svg:y2="5.16cm" draw:start-shape="id4" draw:start-glue-point="9" draw:end-shape="id9" draw:end-glue-point="5">
          <text:p text:style-name="P5"/>
        </draw:connector>
        <draw:connector draw:style-name="gr17" draw:text-style-name="P3" draw:layer="layout" draw:type="curve" draw:line-skew="0.403cm 1.82cm" svg:x1="6.41cm" svg:y1="2.958cm" svg:x2="6.545cm" svg:y2="4.165cm" draw:start-shape="id11" draw:start-glue-point="7" draw:end-shape="id15" draw:end-glue-point="4">
          <text:p text:style-name="P5"/>
        </draw:connector>
        <draw:connector draw:style-name="gr12" draw:text-style-name="P3" draw:layer="layout" draw:type="line" svg:x1="4.705cm" svg:y1="1.245cm" svg:x2="6.41cm" svg:y2="4.219cm" draw:start-shape="id19" draw:start-glue-point="9" draw:end-shape="id15" draw:end-glue-point="5">
          <text:p text:style-name="P5"/>
        </draw:connector>
        <draw:connector draw:style-name="gr12" draw:text-style-name="P3" draw:layer="layout" draw:type="line" svg:x1="4.705cm" svg:y1="1.245cm" svg:x2="6.41cm" svg:y2="3.304cm" draw:start-shape="id19" draw:start-glue-point="9" draw:end-shape="id13" draw:end-glue-point="5">
          <text:p text:style-name="P5"/>
        </draw:connector>
        <draw:connector draw:style-name="gr12" draw:text-style-name="P3" draw:layer="layout" draw:type="line" svg:x1="4.705cm" svg:y1="1.245cm" svg:x2="6.41cm" svg:y2="2.688cm" draw:start-shape="id19" draw:start-glue-point="9" draw:end-shape="id11" draw:end-glue-point="5">
          <text:p text:style-name="P5"/>
        </draw:connector>
        <draw:connector draw:style-name="gr12" draw:text-style-name="P3" draw:layer="layout" draw:type="line" svg:x1="5.235cm" svg:y1="2.823cm" svg:x2="6.356cm" svg:y2="2.823cm" draw:start-shape="id7" draw:start-glue-point="10" draw:end-shape="id11" draw:end-glue-point="6">
          <text:p text:style-name="P5"/>
        </draw:connector>
        <draw:connector draw:style-name="gr12" draw:text-style-name="P3" draw:layer="layout" draw:type="line" svg:x1="5.235cm" svg:y1="3.439cm" svg:x2="6.356cm" svg:y2="2.823cm" draw:start-shape="id10" draw:start-glue-point="10" draw:end-shape="id11" draw:end-glue-point="6">
          <text:p text:style-name="P5"/>
        </draw:connector>
        <draw:connector draw:style-name="gr12" draw:text-style-name="P3" draw:layer="layout" draw:type="line" svg:x1="5.235cm" svg:y1="3.439cm" svg:x2="6.356cm" svg:y2="3.439cm" draw:start-shape="id10" draw:start-glue-point="10" draw:end-shape="id13" draw:end-glue-point="6">
          <text:p text:style-name="P5"/>
        </draw:connector>
        <draw:connector draw:style-name="gr12" draw:text-style-name="P3" draw:layer="layout" draw:type="line" svg:x1="5.235cm" svg:y1="4.354cm" svg:x2="6.356cm" svg:y2="2.823cm" draw:start-shape="id8" draw:start-glue-point="10" draw:end-shape="id11" draw:end-glue-point="6">
          <text:p text:style-name="P5"/>
        </draw:connector>
        <draw:connector draw:style-name="gr12" draw:text-style-name="P3" draw:layer="layout" draw:type="line" svg:x1="5.235cm" svg:y1="4.354cm" svg:x2="6.356cm" svg:y2="3.439cm" draw:start-shape="id8" draw:start-glue-point="10" draw:end-shape="id13" draw:end-glue-point="6">
          <text:p text:style-name="P5"/>
        </draw:connector>
        <draw:connector draw:style-name="gr12" draw:text-style-name="P3" draw:layer="layout" draw:type="line" svg:x1="5.235cm" svg:y1="4.354cm" svg:x2="6.356cm" svg:y2="4.354cm" draw:start-shape="id8" draw:start-glue-point="10" draw:end-shape="id15" draw:end-glue-point="6">
          <text:p text:style-name="P5"/>
        </draw:connector>
        <draw:connector draw:style-name="gr12" draw:text-style-name="P3" draw:layer="layout" draw:type="line" svg:x1="5.235cm" svg:y1="5.295cm" svg:x2="6.356cm" svg:y2="3.439cm" draw:start-shape="id9" draw:start-glue-point="10" draw:end-shape="id13" draw:end-glue-point="6">
          <text:p text:style-name="P5"/>
        </draw:connector>
        <draw:connector draw:style-name="gr12" draw:text-style-name="P3" draw:layer="layout" draw:type="line" svg:x1="5.235cm" svg:y1="5.295cm" svg:x2="6.356cm" svg:y2="4.354cm" draw:start-shape="id9" draw:start-glue-point="10" draw:end-shape="id15" draw:end-glue-point="6">
          <text:p text:style-name="P5"/>
        </draw:connector>
        <draw:connector draw:style-name="gr12" draw:text-style-name="P3" draw:layer="layout" draw:type="line" svg:x1="5.235cm" svg:y1="5.295cm" svg:x2="6.356cm" svg:y2="5.295cm" draw:start-shape="id9" draw:start-glue-point="10" draw:end-shape="id18" draw:end-glue-point="6">
          <text:p text:style-name="P5"/>
        </draw:connector>
        <draw:connector draw:style-name="gr12" draw:text-style-name="P3" draw:layer="layout" draw:type="line" svg:x1="4.705cm" svg:y1="1.245cm" svg:x2="6.41cm" svg:y2="5.16cm" draw:start-shape="id19" draw:start-glue-point="9" draw:end-shape="id18" draw:end-glue-point="5">
          <text:p text:style-name="P5"/>
        </draw:connector>
        <draw:connector draw:style-name="gr12" draw:text-style-name="P3" draw:layer="layout" draw:type="line" svg:x1="9.205cm" svg:y1="2.345cm" svg:x2="9.709cm" svg:y2="4.219cm" draw:start-shape="id21" draw:start-glue-point="9" draw:end-shape="id14" draw:end-glue-point="5">
          <text:p text:style-name="P5"/>
        </draw:connector>
        <draw:connector draw:style-name="gr12" draw:text-style-name="P3" draw:layer="layout" draw:type="line" svg:x1="9.205cm" svg:y1="2.345cm" svg:x2="9.709cm" svg:y2="3.304cm" draw:start-shape="id21" draw:start-glue-point="9" draw:end-shape="id16" draw:end-glue-point="5">
          <text:p text:style-name="P5"/>
        </draw:connector>
        <draw:connector draw:style-name="gr12" draw:text-style-name="P3" draw:layer="layout" draw:type="line" svg:x1="9.205cm" svg:y1="2.335cm" svg:x2="9.709cm" svg:y2="2.678cm">
          <text:p text:style-name="P5"/>
        </draw:connector>
        <draw:custom-shape draw:style-name="gr14" draw:text-style-name="P3" draw:id="id21" draw:layer="layout" svg:width="0.38cm" svg:height="0.38cm" svg:x="8.881cm" svg:y="2.0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7" draw:layer="layout" svg:width="0.38cm" svg:height="0.38cm" svg:x="9.655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4" draw:layer="layout" svg:width="0.38cm" svg:height="0.38cm" svg:x="9.655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6" draw:layer="layout" svg:width="0.38cm" svg:height="0.38cm" svg:x="9.655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2" draw:layer="layout" svg:width="0.38cm" svg:height="0.38cm" svg:x="9.655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id="id17" draw:layer="layout" svg:width="0.38cm" svg:height="0.38cm" svg:x="9.181cm" svg:y="0.9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curve" svg:x1="11.345cm" svg:y1="5.486cm" svg:x2="11.345cm" svg:y2="5.922cm" draw:start-shape="id22" draw:start-glue-point="8" draw:end-shape="id23" draw:end-glue-point="4">
          <text:p text:style-name="P5"/>
        </draw:connector>
        <draw:custom-shape draw:style-name="gr14" draw:text-style-name="P3" draw:id="id22" draw:layer="layout" svg:width="0.38cm" svg:height="0.38cm" svg:x="11.156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6" draw:layer="layout" svg:width="0.38cm" svg:height="0.38cm" svg:x="11.156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4" draw:layer="layout" svg:width="0.38cm" svg:height="0.38cm" svg:x="11.156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5" draw:layer="layout" svg:width="0.38cm" svg:height="0.38cm" svg:x="11.156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3" draw:layer="layout" svg:width="0.38cm" svg:height="0.38cm" svg:x="11.156cm" svg:y="5.9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7" draw:text-style-name="P3" draw:layer="layout" draw:type="curve" draw:line-skew="0.326cm 0.326cm" svg:x1="11.21cm" svg:y1="3.574cm" svg:x2="11.345cm" svg:y2="5.106cm" draw:start-shape="id24" draw:start-glue-point="7" draw:end-shape="id22" draw:end-glue-point="4">
          <text:p text:style-name="P5"/>
        </draw:connector>
        <draw:connector draw:style-name="gr17" draw:text-style-name="P3" draw:layer="layout" draw:type="curve" draw:line-skew="0.128cm 0.705cm" svg:x1="11.21cm" svg:y1="2.958cm" svg:x2="11.345cm" svg:y2="5.106cm" draw:start-shape="id25" draw:start-glue-point="7" draw:end-shape="id22" draw:end-glue-point="4">
          <text:p text:style-name="P5"/>
        </draw:connector>
        <draw:connector draw:style-name="gr17" draw:text-style-name="P3" draw:layer="layout" draw:type="curve" svg:x1="11.345cm" svg:y1="4.545cm" svg:x2="11.345cm" svg:y2="5.106cm" draw:start-shape="id26" draw:start-glue-point="8" draw:end-shape="id22" draw:end-glue-point="4">
          <text:p text:style-name="P5"/>
        </draw:connector>
        <draw:connector draw:style-name="gr10" draw:text-style-name="P3" draw:layer="layout" draw:type="curve" draw:line-skew="-0.215cm 0.358cm" svg:x1="11.536cm" svg:y1="4.354cm" svg:x2="11.345cm" svg:y2="5.922cm" draw:start-shape="id26" draw:start-glue-point="10" draw:end-shape="id23" draw:end-glue-point="4">
          <text:p text:style-name="P5"/>
        </draw:connector>
        <draw:connector draw:style-name="gr10" draw:text-style-name="P3" draw:layer="layout" draw:type="curve" draw:line-skew="0.012cm 0.858cm" svg:x1="11.536cm" svg:y1="3.439cm" svg:x2="11.345cm" svg:y2="5.922cm" draw:start-shape="id24" draw:start-glue-point="10" draw:end-shape="id23" draw:end-glue-point="4">
          <text:p text:style-name="P5"/>
        </draw:connector>
        <draw:connector draw:style-name="gr10" draw:text-style-name="P3" draw:layer="layout" draw:type="curve" draw:line-skew="0.17cm 1.215cm" svg:x1="11.536cm" svg:y1="2.823cm" svg:x2="11.345cm" svg:y2="5.922cm" draw:start-shape="id25" draw:start-glue-point="10" draw:end-shape="id23" draw:end-glue-point="4">
          <text:p text:style-name="P5"/>
        </draw:connector>
        <draw:connector draw:style-name="gr12" draw:text-style-name="P3" draw:layer="layout" draw:type="line" svg:x1="9.205cm" svg:y1="2.345cm" svg:x2="9.709cm" svg:y2="5.16cm" draw:start-shape="id21" draw:start-glue-point="9" draw:end-shape="id27" draw:end-glue-point="5">
          <text:p text:style-name="P5"/>
        </draw:connector>
        <draw:connector draw:style-name="gr17" draw:text-style-name="P3" draw:layer="layout" draw:type="curve" draw:line-skew="0.403cm 1.82cm" svg:x1="11.21cm" svg:y1="2.958cm" svg:x2="11.345cm" svg:y2="4.165cm" draw:start-shape="id25" draw:start-glue-point="7" draw:end-shape="id26" draw:end-glue-point="4">
          <text:p text:style-name="P5"/>
        </draw:connector>
        <draw:connector draw:style-name="gr12" draw:text-style-name="P3" draw:layer="layout" draw:type="line" svg:x1="9.505cm" svg:y1="1.245cm" svg:x2="11.21cm" svg:y2="4.219cm" draw:start-shape="id17" draw:start-glue-point="9" draw:end-shape="id26" draw:end-glue-point="5">
          <text:p text:style-name="P5"/>
        </draw:connector>
        <draw:connector draw:style-name="gr12" draw:text-style-name="P3" draw:layer="layout" draw:type="line" svg:x1="9.505cm" svg:y1="1.245cm" svg:x2="11.21cm" svg:y2="3.304cm" draw:start-shape="id17" draw:start-glue-point="9" draw:end-shape="id24" draw:end-glue-point="5">
          <text:p text:style-name="P5"/>
        </draw:connector>
        <draw:connector draw:style-name="gr12" draw:text-style-name="P3" draw:layer="layout" draw:type="line" svg:x1="9.505cm" svg:y1="1.245cm" svg:x2="11.21cm" svg:y2="2.688cm" draw:start-shape="id17" draw:start-glue-point="9" draw:end-shape="id25" draw:end-glue-point="5">
          <text:p text:style-name="P5"/>
        </draw:connector>
        <draw:connector draw:style-name="gr12" draw:text-style-name="P3" draw:layer="layout" draw:type="line" svg:x1="10.035cm" svg:y1="2.823cm" svg:x2="11.156cm" svg:y2="2.823cm" draw:start-shape="id12" draw:start-glue-point="10" draw:end-shape="id25" draw:end-glue-point="6">
          <text:p text:style-name="P5"/>
        </draw:connector>
        <draw:connector draw:style-name="gr12" draw:text-style-name="P3" draw:layer="layout" draw:type="line" svg:x1="10.035cm" svg:y1="3.439cm" svg:x2="11.156cm" svg:y2="2.823cm" draw:start-shape="id16" draw:start-glue-point="10" draw:end-shape="id25" draw:end-glue-point="6">
          <text:p text:style-name="P5"/>
        </draw:connector>
        <draw:connector draw:style-name="gr12" draw:text-style-name="P3" draw:layer="layout" draw:type="line" svg:x1="10.035cm" svg:y1="3.439cm" svg:x2="11.156cm" svg:y2="3.439cm" draw:start-shape="id16" draw:start-glue-point="10" draw:end-shape="id24" draw:end-glue-point="6">
          <text:p text:style-name="P5"/>
        </draw:connector>
        <draw:connector draw:style-name="gr12" draw:text-style-name="P3" draw:layer="layout" draw:type="line" svg:x1="10.035cm" svg:y1="4.354cm" svg:x2="11.156cm" svg:y2="2.823cm" draw:start-shape="id14" draw:start-glue-point="10" draw:end-shape="id25" draw:end-glue-point="6">
          <text:p text:style-name="P5"/>
        </draw:connector>
        <draw:connector draw:style-name="gr12" draw:text-style-name="P3" draw:layer="layout" draw:type="line" svg:x1="10.035cm" svg:y1="4.354cm" svg:x2="11.156cm" svg:y2="3.439cm" draw:start-shape="id14" draw:start-glue-point="10" draw:end-shape="id24" draw:end-glue-point="6">
          <text:p text:style-name="P5"/>
        </draw:connector>
        <draw:connector draw:style-name="gr12" draw:text-style-name="P3" draw:layer="layout" draw:type="line" svg:x1="10.035cm" svg:y1="4.354cm" svg:x2="11.156cm" svg:y2="4.354cm" draw:start-shape="id14" draw:start-glue-point="10" draw:end-shape="id26" draw:end-glue-point="6">
          <text:p text:style-name="P5"/>
        </draw:connector>
        <draw:connector draw:style-name="gr12" draw:text-style-name="P3" draw:layer="layout" draw:type="line" svg:x1="10.035cm" svg:y1="5.295cm" svg:x2="11.156cm" svg:y2="3.439cm" draw:start-shape="id27" draw:start-glue-point="10" draw:end-shape="id24" draw:end-glue-point="6">
          <text:p text:style-name="P5"/>
        </draw:connector>
        <draw:connector draw:style-name="gr12" draw:text-style-name="P3" draw:layer="layout" draw:type="line" svg:x1="10.035cm" svg:y1="5.295cm" svg:x2="11.156cm" svg:y2="4.354cm" draw:start-shape="id27" draw:start-glue-point="10" draw:end-shape="id26" draw:end-glue-point="6">
          <text:p text:style-name="P5"/>
        </draw:connector>
        <draw:connector draw:style-name="gr12" draw:text-style-name="P3" draw:layer="layout" draw:type="line" svg:x1="10.035cm" svg:y1="5.295cm" svg:x2="11.156cm" svg:y2="5.295cm" draw:start-shape="id27" draw:start-glue-point="10" draw:end-shape="id22" draw:end-glue-point="6">
          <text:p text:style-name="P5"/>
        </draw:connector>
        <draw:connector draw:style-name="gr12" draw:text-style-name="P3" draw:layer="layout" draw:type="line" svg:x1="9.505cm" svg:y1="1.245cm" svg:x2="11.21cm" svg:y2="5.16cm" draw:start-shape="id17" draw:start-glue-point="9" draw:end-shape="id22" draw:end-glue-point="5">
          <text:p text:style-name="P5"/>
        </draw:connector>
        <draw:connector draw:style-name="gr12" draw:text-style-name="P3" draw:layer="layout" draw:type="line" svg:x1="6.736cm" svg:y1="2.813cm" svg:x2="9.655cm" svg:y2="5.285cm">
          <text:p text:style-name="P5"/>
        </draw:connector>
        <draw:connector draw:style-name="gr12" draw:text-style-name="P3" draw:layer="layout" draw:type="line" svg:x1="6.736cm" svg:y1="3.439cm" svg:x2="9.655cm" svg:y2="3.439cm" draw:start-shape="id13" draw:start-glue-point="10" draw:end-shape="id16" draw:end-glue-point="6">
          <text:p text:style-name="P5"/>
        </draw:connector>
        <draw:connector draw:style-name="gr17" draw:text-style-name="P3" draw:layer="layout" draw:type="curve" svg:x1="2.043cm" svg:y1="3.63cm" svg:x2="2.043cm" svg:y2="4.165cm" draw:start-shape="id5" draw:start-glue-point="8" draw:end-shape="id6" draw:end-glue-point="4">
          <text:p text:style-name="P5"/>
        </draw:connector>
        <draw:connector draw:style-name="gr17" draw:text-style-name="P3" draw:layer="layout" draw:type="curve" draw:line-skew="0.457cm 1.861cm" svg:x1="1.908cm" svg:y1="2.958cm" svg:x2="2.043cm" svg:y2="4.165cm" draw:start-shape="id3" draw:start-glue-point="7" draw:end-shape="id6" draw:end-glue-point="4">
          <text:p text:style-name="P5"/>
        </draw:connector>
        <draw:connector draw:style-name="gr12" draw:text-style-name="P3" draw:layer="layout" draw:type="line" svg:x1="6.736cm" svg:y1="2.823cm" svg:x2="9.655cm" svg:y2="4.354cm" draw:start-shape="id11" draw:start-glue-point="10" draw:end-shape="id14" draw:end-glue-point="6">
          <text:p text:style-name="P5"/>
        </draw:connector>
        <draw:connector draw:style-name="gr17" draw:text-style-name="P3" draw:layer="layout" draw:type="curve" svg:x1="6.545cm" svg:y1="3.63cm" svg:x2="6.545cm" svg:y2="4.165cm" draw:start-shape="id13" draw:start-glue-point="8" draw:end-shape="id15" draw:end-glue-point="4">
          <text:p text:style-name="P5"/>
        </draw:connector>
        <draw:connector draw:style-name="gr17" draw:text-style-name="P3" draw:layer="layout" draw:type="curve" svg:x1="11.345cm" svg:y1="3.63cm" svg:x2="11.345cm" svg:y2="4.165cm" draw:start-shape="id24" draw:start-glue-point="8" draw:end-shape="id26" draw:end-glue-point="4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17T15:29:13</dc:date>
    <dc:language>en-US</dc:language>
    <meta:editing-cycles>52</meta:editing-cycles>
    <meta:editing-duration>PT12H2M36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